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ProtocolWebSocketHandlerTests.noSubProtocolOn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ProtocolWebSocketHandlerTests.subProtocol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ProtocolWebSocketHandlerTests.noSubProtocolNoDefa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ProtocolWebSocketHandlerTests.noSubProtocolTwo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ProtocolWebSocketHandlerTests.emptySub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ProtocolWebSocketHandlerTests.subProtocol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ProtocolWebSocket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ProtocolWebSocketHandlerTests.subProtocolDefaultHandler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ProtocolWebSocketHandlerTests.nullSub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ProtocolWebSocketHandlerTests.check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